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office:value-type="string" calcext:value-type="string">
            <text:p>Media cmplt</text:p>
          </table:table-cell>
          <table:table-cell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office:value-type="string" calcext:value-type="string">
            <text:p>media x 10</text:p>
          </table:table-cell>
          <table:table-cell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2:58.50</text:p>
          </table:table-cell>
          <table:table-cell table:number-columns-repeated="2"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2:03:50.7555066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13:17:10.869204380</dc:date>
    <meta:editing-duration>PT1H12M55S</meta:editing-duration>
    <meta:editing-cycles>15</meta:editing-cycles>
    <meta:generator>LibreOffice/4.2.8.2$Linux_X86_64 LibreOffice_project/420m0$Build-2</meta:generator>
    <meta:document-statistic meta:table-count="1" meta:cell-count="36" meta:object-count="0"/>
  </office:meta>
</office:document-meta>
</file>